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F7000000ED28770EB1.png" manifest:media-type="image/png"/>
  <manifest:file-entry manifest:full-path="Pictures/100000000000078000000420D9D1CF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13.709cm, 6.086cm, 10.41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  <style:text-properties fo:font-size="18pt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color="#000000" fo:font-size="26pt" style:font-size-asian="26pt" style:font-size-complex="26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6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25.6cm" svg:height="12.2cm" svg:x="2cm" svg:y="6.4cm">
          <draw:text-box>
            <text:list text:style-name="L1">
              <text:list-item>
                <text:p text:style-name="P7"><text:span text:style-name="T4">Warum?</text:span></text:p>
              </text:list-item>
              <text:list-item>
                <text:p text:style-name="P7"><text:span text:style-name="T4">Spracherweiterung / Beispiele</text:span></text:p>
              </text:list-item>
              <text:list-item>
                <text:p text:style-name="P7"><text:span text:style-name="T4">Vergleich</text:span></text:p>
              </text:list-item>
              <text:list-item>
                <text:p text:style-name="P7"><text:span text:style-name="T4">Checking</text:span></text:p>
              </text:list-item>
              <text:list-item>
                <text:p text:style-name="P7"><text:span text:style-name="T4">Code Generation</text:span></text:p>
              </text:list-item>
              <text:list-item>
                <text:p text:style-name="P7"><text:span text:style-name="T4">Demo</text:span></text:p>
              </text:list-item>
              <text:list-item>
                <text:p text:style-name="P7"><text:span text:style-name="T4">Tooling</text:span></text:p>
              </text:list-item>
              <text:list-item>
                <text:p text:style-name="P7"><text:span text:style-name="T4">Ausblic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cm" svg:height="12.859cm" svg:x="2.8cm" svg:y="5.941cm">
          <draw:image xlink:href="Pictures/100000000000078000000420D9D1CFF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Implementing Design-by-Contract for IML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ML – Enhancements for Robust Programming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0T15:47:36</dc:date>
    <meta:generator>LibreOffice/3.5$Linux_X86_64 LibreOffice_project/350m1$Build-2</meta:generator>
    <meta:editing-duration>PT7H41M10S</meta:editing-duration>
    <meta:editing-cycles>248</meta:editing-cycles>
    <dc:creator>Florian Lüscher</dc:creator>
    <meta:document-statistic meta:object-count="39"/>
  </office:meta>
</office:document-meta>
</file>